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19in"/>
    </style:style>
    <style:style style:name="co3" style:family="table-column">
      <style:table-column-properties fo:break-before="auto" style:column-width="2.3134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40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242" table:default-cell-style-name="Default"/>
        <table:table-row table:style-name="ro1">
          <table:table-cell table:style-name="ce1"/>
          <table:table-cell table:style-name="ce1" office:value-type="string">
            <text:p>Part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C1-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table:formula="oooc:=[.H2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formula="oooc:=[.L2]*[.K2]" office:value-type="currency" office:currency="GBP" office:value="0.52">
            <text:p>£0.52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C3</text:p>
          </table:table-cell>
          <table:table-cell office:value-type="string">
            <text:p>Farnell</text:p>
          </table:table-cell>
          <table:table-cell table:style-name="ce2" office:value-type="float" office:value="9451455">
            <text:p>9451455</text:p>
          </table:table-cell>
          <table:table-cell table:number-columns-repeated="2"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table:formula="oooc:=[.H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6">
            <text:p>£0.0360</text:p>
          </table:table-cell>
          <table:table-cell table:formula="oooc:=[.L3]*[.K3]" office:value-type="currency" office:currency="GBP" office:value="0.72">
            <text:p>£0.72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number-columns-repeated="2"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formula="oooc:=[.H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L4]*[.K4]" office:value-type="currency" office:currency="GBP" office:value="5.4">
            <text:p>£5.40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ON2-CON8</text:p>
          </table:table-cell>
          <table:table-cell office:value-type="string">
            <text:p>Farnell</text:p>
          </table:table-cell>
          <table:table-cell table:style-name="ce2" office:value-type="float" office:value="3041050">
            <text:p>3041050</text:p>
          </table:table-cell>
          <table:table-cell table:number-columns-repeated="2"/>
          <table:table-cell office:value-type="string">
            <text:p>Cage Clamp</text:p>
          </table:table-cell>
          <table:table-cell office:value-type="float" office:value="7">
            <text:p>7</text:p>
          </table:table-cell>
          <table:table-cell table:formula="oooc:=[.H5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27">
            <text:p>£0.2700</text:p>
          </table:table-cell>
          <table:table-cell table:formula="oooc:=[.L5]*[.K5]" office:value-type="currency" office:currency="GBP" office:value="37.8">
            <text:p>£37.80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CON9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table:formula="oooc:=[.H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1">
            <text:p>£0.3100</text:p>
          </table:table-cell>
          <table:table-cell table:formula="oooc:=[.L6]*[.K6]" office:value-type="currency" office:currency="GBP" office:value="6.2">
            <text:p>£6.20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D1-D8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office:value-type="string">
            <text:p>BAT754S</text:p>
          </table:table-cell>
          <table:table-cell/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table:formula="oooc:=[.H7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48">
            <text:p>£0.0480</text:p>
          </table:table-cell>
          <table:table-cell table:formula="oooc:=[.L7]*[.K7]" office:value-type="currency" office:currency="GBP" office:value="7.68">
            <text:p>£7.68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IC1</text:p>
          </table:table-cell>
          <table:table-cell office:value-type="string">
            <text:p>Farnell</text:p>
          </table:table-cell>
          <table:table-cell table:style-name="ce2" office:value-type="float" office:value="1078302">
            <text:p>1078302</text:p>
          </table:table-cell>
          <table:table-cell office:value-type="string">
            <text:p>AD7998</text:p>
          </table:table-cell>
          <table:table-cell/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table:formula="oooc:=[.H8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3.52">
            <text:p>£3.5200</text:p>
          </table:table-cell>
          <table:table-cell table:formula="oooc:=[.L8]*[.K8]" office:value-type="currency" office:currency="GBP" office:value="70.4">
            <text:p>£70.4000</text:p>
          </table:table-cell>
          <table:table-cell table:number-columns-repeated="241"/>
        </table:table-row>
        <table:table-row table:style-name="ro1">
          <table:table-cell office:value-type="string">
            <text:p>ADC</text:p>
          </table:table-cell>
          <table:table-cell office:value-type="string">
            <text:p>R1-R9</text:p>
          </table:table-cell>
          <table:table-cell office:value-type="string">
            <text:p>Farnell</text:p>
          </table:table-cell>
          <table:table-cell table:style-name="ce2" office:value-type="float" office:value="9337008">
            <text:p>9337008</text:p>
          </table:table-cell>
          <table:table-cell table:number-columns-repeated="2"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table:formula="oooc:=[.H9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currency" office:currency="GBP" office:value="0.021">
            <text:p>£0.0210</text:p>
          </table:table-cell>
          <table:table-cell table:formula="oooc:=[.L9]*[.K9]" office:value-type="currency" office:currency="GBP" office:value="3.78">
            <text:p>£3.7800</text:p>
          </table:table-cell>
          <table:table-cell table:number-columns-repeated="241"/>
        </table:table-row>
        <table:table-row table:style-name="ro1" table:number-rows-repeated="65526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2" table:style-name="ta1" table:print="false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ooc:=SUM([Sheet1.M2:.M20])" office:value-type="currency" office:currency="GBP" office:value="132.5">
            <text:p>£132.5000</text:p>
          </table:table-cell>
        </table:table-row>
        <table:table-row table:style-name="ro1">
          <table:table-cell office:value-type="string">
            <text:p>Per Board</text:p>
          </table:table-cell>
          <table:table-cell table:formula="oooc:=[.B2]/[.B1]" office:value-type="currency" office:currency="GBP" office:value="6.625">
            <text:p>£6.625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15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8-25T16:05:28</meta:creation-date>
    <dc:creator>Tom Bennellick</dc:creator>
    <dc:date>2007-09-05T15:21:27</dc:date>
    <dc:language>en-US</dc:language>
    <meta:editing-cycles>21</meta:editing-cycles>
    <meta:editing-duration>PT2H48M40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